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anation.getDetai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lanation.get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anation.setValue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planation.addDetail( Explanation det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lanation.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planation.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an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anatio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anation.toHtm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plana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planation.Explanation( float valu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lanation.toString( int 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planat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